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10000000000002150000018E04254464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 style:data-style-name="N45"/>
    <style:style style:name="ce2" style:family="table-cell" style:parent-style-name="Default" style:data-style-name="N100"/>
    <style:style style:name="ce3" style:family="table-cell" style:parent-style-name="Default" style:data-style-name="N46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Test: W6BHZ APRS frequency, Stock Build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: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Real:</text:p>
          </table:table-cell>
          <table:table-cell table:style-name="Default" office:value-type="string">
            <text:p>User:</text:p>
          </table:table-cell>
          <table:table-cell table:style-name="Default" office:value-type="string">
            <text:p>Sys:</text:p>
          </table:table-cell>
          <table:table-cell/>
        </table:table-row>
        <table:table-row table:style-name="ro1">
          <table:table-cell office:value-type="time" office:time-value="PT00H03M47.532S">
            <text:p>03:47.53</text:p>
          </table:table-cell>
          <table:table-cell office:value-type="time" office:time-value="PT00H03M46.63S">
            <text:p>03:46.63</text:p>
          </table:table-cell>
          <table:table-cell office:value-type="time" office:time-value="PT00H00M00.72S">
            <text:p>00:00.72</text:p>
          </table:table-cell>
          <table:table-cell/>
        </table:table-row>
        <table:table-row table:style-name="ro1">
          <table:table-cell office:value-type="time" office:time-value="PT00H03M46.891S">
            <text:p>03:46.89</text:p>
          </table:table-cell>
          <table:table-cell office:value-type="time" office:time-value="PT00H03M46.23S">
            <text:p>03:46.23</text:p>
          </table:table-cell>
          <table:table-cell office:value-type="time" office:time-value="PT00H00M00.54S">
            <text:p>00:00.54</text:p>
          </table:table-cell>
          <table:table-cell/>
        </table:table-row>
        <table:table-row table:style-name="ro1">
          <table:table-cell office:value-type="time" office:time-value="PT00H03M47.672S">
            <text:p>03:47.67</text:p>
          </table:table-cell>
          <table:table-cell office:value-type="time" office:time-value="PT00H03M46.91S">
            <text:p>03:46.91</text:p>
          </table:table-cell>
          <table:table-cell office:value-type="time" office:time-value="PT00H00M00.59S">
            <text:p>00:00.59</text:p>
          </table:table-cell>
          <table:table-cell/>
        </table:table-row>
        <table:table-row table:style-name="ro1">
          <table:table-cell office:value-type="time" office:time-value="PT00H03M47.953S">
            <text:p>03:47.95</text:p>
          </table:table-cell>
          <table:table-cell office:value-type="time" office:time-value="PT00H03M47.37S">
            <text:p>03:47.37</text:p>
          </table:table-cell>
          <table:table-cell office:value-type="time" office:time-value="PT00H00M00.46S">
            <text:p>00:00.46</text:p>
          </table:table-cell>
          <table:table-cell/>
        </table:table-row>
        <table:table-row table:style-name="ro1">
          <table:table-cell office:value-type="time" office:time-value="PT00H03M47.44S">
            <text:p>03:47.44</text:p>
          </table:table-cell>
          <table:table-cell office:value-type="time" office:time-value="PT00H03M46.76S">
            <text:p>03:46.76</text:p>
          </table:table-cell>
          <table:table-cell office:value-type="time" office:time-value="PT00H00M00.49S">
            <text:p>00:00.49</text:p>
          </table:table-cell>
          <table:table-cell/>
        </table:table-row>
        <table:table-row table:style-name="ro1">
          <table:table-cell table:style-name="Default" office:value-type="string">
            <text:p>Average: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AVERAGE([.A4:.A8])" office:value-type="time" office:time-value="PT00H03M47.4976S">
            <text:p>03:47.50</text:p>
          </table:table-cell>
          <table:table-cell table:formula="of:=AVERAGE(Sheet2.#REF!5:Sheet2.#REF!9)" office:value-type="time" office:time-value="PT00H00M00S">
            <text:p>#NAME?</text:p>
          </table:table-cell>
          <table:table-cell table:formula="of:=AVERAGE([Sheet2.C5:Sheet2.C9])" office:value-type="time" office:time-value="PT00H00M25.606S">
            <text:p>00:25.61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est: W6BHZ APRS frequency, Build WITHOUT the whole header-frame optimization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: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Real:</text:p>
          </table:table-cell>
          <table:table-cell table:style-name="Default" office:value-type="string">
            <text:p>User:</text:p>
          </table:table-cell>
          <table:table-cell table:style-name="Default" office:value-type="string">
            <text:p>Sys:</text:p>
          </table:table-cell>
          <table:table-cell/>
        </table:table-row>
        <table:table-row table:style-name="ro1">
          <table:table-cell table:number-columns-repeated="2" office:value-type="time" office:time-value="PT00H03M47.514S">
            <text:p>03:47.51</text:p>
          </table:table-cell>
          <table:table-cell office:value-type="time" office:time-value="PT00H00M00.53S">
            <text:p>00:00.53</text:p>
          </table:table-cell>
          <table:table-cell/>
        </table:table-row>
        <table:table-row table:style-name="ro1">
          <table:table-cell office:value-type="time" office:time-value="PT00H03M47.684S">
            <text:p>03:47.68</text:p>
          </table:table-cell>
          <table:table-cell office:value-type="time" office:time-value="PT00H03M47S">
            <text:p>03:47.00</text:p>
          </table:table-cell>
          <table:table-cell office:value-type="time" office:time-value="PT00H00M00.51S">
            <text:p>00:00.51</text:p>
          </table:table-cell>
          <table:table-cell/>
        </table:table-row>
        <table:table-row table:style-name="ro1">
          <table:table-cell office:value-type="time" office:time-value="PT00H03M47.067S">
            <text:p>03:47.07</text:p>
          </table:table-cell>
          <table:table-cell office:value-type="time" office:time-value="PT00H03M46.46S">
            <text:p>03:46.46</text:p>
          </table:table-cell>
          <table:table-cell office:value-type="time" office:time-value="PT00H00M00.48S">
            <text:p>00:00.48</text:p>
          </table:table-cell>
          <table:table-cell/>
        </table:table-row>
        <table:table-row table:style-name="ro1">
          <table:table-cell office:value-type="time" office:time-value="PT00H03M47.098S">
            <text:p>03:47.10</text:p>
          </table:table-cell>
          <table:table-cell office:value-type="time" office:time-value="PT00H03M46.35S">
            <text:p>03:46.35</text:p>
          </table:table-cell>
          <table:table-cell office:value-type="time" office:time-value="PT00H00M00.62S">
            <text:p>00:00.62</text:p>
          </table:table-cell>
          <table:table-cell table:style-name="ce1"/>
        </table:table-row>
        <table:table-row table:style-name="ro1">
          <table:table-cell office:value-type="time" office:time-value="PT00H03M46.904S">
            <text:p>03:46.90</text:p>
          </table:table-cell>
          <table:table-cell office:value-type="time" office:time-value="PT00H03M46.34S">
            <text:p>03:46.34</text:p>
          </table:table-cell>
          <table:table-cell office:value-type="time" office:time-value="PT00H00M00.44S">
            <text:p>00:00.44</text:p>
          </table:table-cell>
          <table:table-cell/>
        </table:table-row>
        <table:table-row table:style-name="ro1">
          <table:table-cell table:style-name="Default" office:value-type="string">
            <text:p>Average: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AVERAGE([.A15:.A19])" office:value-type="time" office:time-value="PT00H03M47.2534S">
            <text:p>03:47.25</text:p>
          </table:table-cell>
          <table:table-cell table:formula="of:=AVERAGE(Sheet2.#REF!16:Sheet2.#REF!20)" office:value-type="time" office:time-value="PT00H00M00S">
            <text:p>#NAME?</text:p>
          </table:table-cell>
          <table:table-cell table:formula="of:=AVERAGE([Sheet2.C16:Sheet2.C20])" office:value-type="time" office:time-value="PT00H02M34.742S">
            <text:p>02:34.74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Miles</text:p>
          </table:table-cell>
          <table:table-cell office:value-type="string">
            <text:p>Area </text:p>
          </table:table-cell>
          <table:table-cell table:style-name="ce2" office:value-type="string">
            <text:p>User</text:p>
          </table:table-cell>
          <table:table-cell/>
          <table:table-cell office:value-type="string">
            <text:p>PI=</text:p>
          </table:table-cell>
          <table:table-cell office:value-type="float" office:value="3.14">
            <text:p>3.1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]*[.A2]*[.$F$1]" office:value-type="float" office:value="3.14">
            <text:p>3.14</text:p>
          </table:table-cell>
          <table:table-cell office:value-type="time" office:time-value="PT00H00M16.78S">
            <text:p>00:00:16.7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A3]*[.A3]*[.$F$1]" office:value-type="float" office:value="12.56">
            <text:p>12.56</text:p>
          </table:table-cell>
          <table:table-cell office:value-type="time" office:time-value="PT00H00M17.22S">
            <text:p>00:00:17.2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A4]*[.A4]*[.$F$1]" office:value-type="float" office:value="28.26">
            <text:p>28.26</text:p>
          </table:table-cell>
          <table:table-cell office:value-type="time" office:time-value="PT00H00M18.15S">
            <text:p>00:00:18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A5]*[.A5]*[.$F$1]" office:value-type="float" office:value="50.24">
            <text:p>50.24</text:p>
          </table:table-cell>
          <table:table-cell office:value-type="time" office:time-value="PT00H00M19.82S">
            <text:p>00:00:19.8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A6]*[.A6]*[.$F$1]" office:value-type="float" office:value="78.5">
            <text:p>78.5</text:p>
          </table:table-cell>
          <table:table-cell office:value-type="time" office:time-value="PT00H00M21.83S">
            <text:p>00:00:21.8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A7]*[.A7]*[.$F$1]" office:value-type="float" office:value="113.04">
            <text:p>113.04</text:p>
          </table:table-cell>
          <table:table-cell office:value-type="time" office:time-value="PT00H00M25.08S">
            <text:p>00:00:25.0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A8]*[.A8]*[.$F$1]" office:value-type="float" office:value="153.86">
            <text:p>153.86</text:p>
          </table:table-cell>
          <table:table-cell office:value-type="time" office:time-value="PT00H00M28.45S">
            <text:p>00:00:28.4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A9]*[.A9]*[.$F$1]" office:value-type="float" office:value="200.96">
            <text:p>200.96</text:p>
          </table:table-cell>
          <table:table-cell office:value-type="time" office:time-value="PT00H00M32.85S">
            <text:p>00:00:32.8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A10]*[.A10]*[.$F$1]" office:value-type="float" office:value="254.34">
            <text:p>254.34</text:p>
          </table:table-cell>
          <table:table-cell office:value-type="time" office:time-value="PT00H00M38.68S">
            <text:p>00:00:38.6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A11]*[.A11]*[.$F$1]" office:value-type="float" office:value="314">
            <text:p>314</text:p>
          </table:table-cell>
          <table:table-cell office:value-type="time" office:time-value="PT00H00M44.73S">
            <text:p>00:00:44.7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A12]*[.A12]*[.$F$1]" office:value-type="float" office:value="379.94">
            <text:p>379.94</text:p>
          </table:table-cell>
          <table:table-cell office:value-type="time" office:time-value="PT00H00M52.62S">
            <text:p>00:00:52.6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A13]*[.A13]*[.$F$1]" office:value-type="float" office:value="452.16">
            <text:p>452.16</text:p>
          </table:table-cell>
          <table:table-cell office:value-type="time" office:time-value="PT00H01M01.49S">
            <text:p>00:01:01.4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A14]*[.A14]*[.$F$1]" office:value-type="float" office:value="530.66">
            <text:p>530.66</text:p>
          </table:table-cell>
          <table:table-cell office:value-type="time" office:time-value="PT00H01M11.68S">
            <text:p>00:01:11.6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A15]*[.A15]*[.$F$1]" office:value-type="float" office:value="615.44">
            <text:p>615.44</text:p>
          </table:table-cell>
          <table:table-cell office:value-type="time" office:time-value="PT00H01M22.57S">
            <text:p>00:01:22.5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A16]*[.A16]*[.$F$1]" office:value-type="float" office:value="706.5">
            <text:p>706.5</text:p>
          </table:table-cell>
          <table:table-cell office:value-type="time" office:time-value="PT00H01M35.49S">
            <text:p>00:01:35.4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A17]*[.A17]*[.$F$1]" office:value-type="float" office:value="803.84">
            <text:p>803.84</text:p>
          </table:table-cell>
          <table:table-cell office:value-type="time" office:time-value="PT00H02M08.25S">
            <text:p>00:02:08.2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A18]*[.A18]*[.$F$1]" office:value-type="float" office:value="907.46">
            <text:p>907.46</text:p>
          </table:table-cell>
          <table:table-cell office:value-type="time" office:time-value="PT00H02M24.99S">
            <text:p>00:02:24.9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A19]*[.A19]*[.$F$1]" office:value-type="float" office:value="1017.36">
            <text:p>1017.36</text:p>
          </table:table-cell>
          <table:table-cell office:value-type="time" office:time-value="PT00H03M12.14S">
            <text:p>00:03:12.1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A20]*[.A20]*[.$F$1]" office:value-type="float" office:value="1133.54">
            <text:p>1133.54</text:p>
          </table:table-cell>
          <table:table-cell office:value-type="time" office:time-value="PT00H03M32.84S">
            <text:p>00:03:32.8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A21]*[.A21]*[.$F$1]" office:value-type="float" office:value="1256">
            <text:p>1256</text:p>
          </table:table-cell>
          <table:table-cell office:value-type="time" office:time-value="PT00H03M54.19S">
            <text:p>00:03:54.1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[.A22]*[.A22]*[.$F$1]" office:value-type="float" office:value="1384.74">
            <text:p>1384.74</text:p>
          </table:table-cell>
          <table:table-cell office:value-type="time" office:time-value="PT00H04M19.2S">
            <text:p>00:04:19.2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[.A23]*[.A23]*[.$F$1]" office:value-type="float" office:value="1519.76">
            <text:p>1519.76</text:p>
          </table:table-cell>
          <table:table-cell office:value-type="time" office:time-value="PT00H04M43.77S">
            <text:p>00:04:43.7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[.A24]*[.A24]*[.$F$1]" office:value-type="float" office:value="1661.06">
            <text:p>1661.06</text:p>
          </table:table-cell>
          <table:table-cell office:value-type="time" office:time-value="PT00H05M12.24S">
            <text:p>00:05:12.2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[.A25]*[.A25]*[.$F$1]" office:value-type="float" office:value="1808.64">
            <text:p>1808.64</text:p>
          </table:table-cell>
          <table:table-cell office:value-type="time" office:time-value="PT00H05M43.56S">
            <text:p>00:05:43.5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[.A26]*[.A26]*[.$F$1]" office:value-type="float" office:value="1962.5">
            <text:p>1962.5</text:p>
          </table:table-cell>
          <table:table-cell office:value-type="time" office:time-value="PT00H06M13.78S">
            <text:p>00:06:13.7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[.A27]*[.A27]*[.$F$1]" office:value-type="float" office:value="2122.64">
            <text:p>2122.64</text:p>
          </table:table-cell>
          <table:table-cell office:value-type="time" office:time-value="PT00H06M53.48S">
            <text:p>00:06:53.48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[.A28]*[.A28]*[.$F$1]" office:value-type="float" office:value="2289.06">
            <text:p>2289.06</text:p>
          </table:table-cell>
          <table:table-cell office:value-type="time" office:time-value="PT00H07M28.14S">
            <text:p>00:07:28.14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[.A29]*[.A29]*[.$F$1]" office:value-type="float" office:value="2461.76">
            <text:p>2461.76</text:p>
          </table:table-cell>
          <table:table-cell office:value-type="time" office:time-value="PT00H08M09.24S">
            <text:p>00:08:09.2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[.A30]*[.A30]*[.$F$1]" office:value-type="float" office:value="2640.74">
            <text:p>2640.74</text:p>
          </table:table-cell>
          <table:table-cell office:value-type="time" office:time-value="PT00H08M50.39S">
            <text:p>00:08:50.3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[.A31]*[.A31]*[.$F$1]" office:value-type="float" office:value="2826">
            <text:p>2826</text:p>
          </table:table-cell>
          <table:table-cell office:value-type="time" office:time-value="PT00H09M35.3S">
            <text:p>00:09:35.3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[.A32]*[.A32]*[.$F$1]" office:value-type="float" office:value="3017.54">
            <text:p>3017.54</text:p>
          </table:table-cell>
          <table:table-cell office:value-type="time" office:time-value="PT00H11M02.64S">
            <text:p>00:11:02.6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A33]*[.A33]*[.$F$1]" office:value-type="float" office:value="3215.36">
            <text:p>3215.36</text:p>
          </table:table-cell>
          <table:table-cell office:value-type="time" office:time-value="PT00H11M52.73S">
            <text:p>00:11:52.73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[.A34]*[.A34]*[.$F$1]" office:value-type="float" office:value="3419.46">
            <text:p>3419.46</text:p>
          </table:table-cell>
          <table:table-cell office:value-type="time" office:time-value="PT00H12M53.03S">
            <text:p>00:12:53.0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[.A35]*[.A35]*[.$F$1]" office:value-type="float" office:value="3629.84">
            <text:p>3629.84</text:p>
          </table:table-cell>
          <table:table-cell office:value-type="time" office:time-value="PT00H13M45.86S">
            <text:p>00:13:45.8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[.A36]*[.A36]*[.$F$1]" office:value-type="float" office:value="3846.5">
            <text:p>3846.5</text:p>
          </table:table-cell>
          <table:table-cell office:value-type="time" office:time-value="PT00H14M45.98S">
            <text:p>00:14:45.98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[.A37]*[.A37]*[.$F$1]" office:value-type="float" office:value="4069.44">
            <text:p>4069.44</text:p>
          </table:table-cell>
          <table:table-cell office:value-type="time" office:time-value="PT00H15M51.08S">
            <text:p>00:15:51.0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[.A38]*[.A38]*[.$F$1]" office:value-type="float" office:value="4298.66">
            <text:p>4298.66</text:p>
          </table:table-cell>
          <table:table-cell office:value-type="time" office:time-value="PT00H16M59.96S">
            <text:p>00:16:59.9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[.A39]*[.A39]*[.$F$1]" office:value-type="float" office:value="4534.16">
            <text:p>4534.16</text:p>
          </table:table-cell>
          <table:table-cell office:value-type="time" office:time-value="PT00H18M11.79S">
            <text:p>00:18:11.79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[.A40]*[.A40]*[.$F$1]" office:value-type="float" office:value="4775.94">
            <text:p>4775.94</text:p>
          </table:table-cell>
          <table:table-cell office:value-type="time" office:time-value="PT00H19M30.42S">
            <text:p>00:19:30.4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[.A41]*[.A41]*[.$F$1]" office:value-type="float" office:value="5024">
            <text:p>5024</text:p>
          </table:table-cell>
          <table:table-cell office:value-type="time" office:time-value="PT00H21M55.6S">
            <text:p>00:21:55.6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[.A42]*[.A42]*[.$F$1]" office:value-type="float" office:value="5278.34">
            <text:p>5278.34</text:p>
          </table:table-cell>
          <table:table-cell office:value-type="time" office:time-value="PT00H23M18.49S">
            <text:p>00:23:18.49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[.A43]*[.A43]*[.$F$1]" office:value-type="float" office:value="5538.96">
            <text:p>5538.96</text:p>
          </table:table-cell>
          <table:table-cell office:value-type="time" office:time-value="PT00H24M48.72S">
            <text:p>00:24:48.7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[.A44]*[.A44]*[.$F$1]" office:value-type="float" office:value="5805.86">
            <text:p>5805.86</text:p>
          </table:table-cell>
          <table:table-cell office:value-type="time" office:time-value="PT00H26M22.55S">
            <text:p>00:26:22.55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[.A45]*[.A45]*[.$F$1]" office:value-type="float" office:value="6079.04">
            <text:p>6079.04</text:p>
          </table:table-cell>
          <table:table-cell office:value-type="time" office:time-value="PT00H27M59.31S">
            <text:p>00:27:59.31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[.A46]*[.A46]*[.$F$1]" office:value-type="float" office:value="6358.5">
            <text:p>6358.5</text:p>
          </table:table-cell>
          <table:table-cell office:value-type="time" office:time-value="PT00H29M43.51S">
            <text:p>00:29:43.5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[.A47]*[.A47]*[.$F$1]" office:value-type="float" office:value="6644.24">
            <text:p>6644.24</text:p>
          </table:table-cell>
          <table:table-cell office:value-type="time" office:time-value="PT00H31M33.15S">
            <text:p>00:31:33.15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[.A48]*[.A48]*[.$F$1]" office:value-type="float" office:value="6936.26">
            <text:p>6936.26</text:p>
          </table:table-cell>
          <table:table-cell office:value-type="time" office:time-value="PT00H33M27.61S">
            <text:p>00:33:27.61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[.A49]*[.A49]*[.$F$1]" office:value-type="float" office:value="7234.56">
            <text:p>7234.56</text:p>
          </table:table-cell>
          <table:table-cell office:value-type="time" office:time-value="PT00H35M34.43S">
            <text:p>00:35:34.43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[.A50]*[.A50]*[.$F$1]" office:value-type="float" office:value="7539.14">
            <text:p>7539.14</text:p>
          </table:table-cell>
          <table:table-cell office:value-type="time" office:time-value="PT00H37M40.63S">
            <text:p>00:37:40.6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[.A51]*[.A51]*[.$F$1]" office:value-type="float" office:value="7850">
            <text:p>7850</text:p>
          </table:table-cell>
          <table:table-cell office:value-type="time" office:time-value="PT00H39M40.56S">
            <text:p>00:39:40.5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[.A52]*[.A52]*[.$F$1]" office:value-type="float" office:value="8167.14">
            <text:p>8167.14</text:p>
          </table:table-cell>
          <table:table-cell office:value-type="time" office:time-value="PT00H41M54.05S">
            <text:p>00:41:54.05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[.A53]*[.A53]*[.$F$1]" office:value-type="float" office:value="8490.56">
            <text:p>8490.56</text:p>
          </table:table-cell>
          <table:table-cell office:value-type="time" office:time-value="PT00H44M08.02S">
            <text:p>00:44:08.0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[.A54]*[.A54]*[.$F$1]" office:value-type="float" office:value="8820.26">
            <text:p>8820.26</text:p>
          </table:table-cell>
          <table:table-cell office:value-type="time" office:time-value="PT00H46M33.3S">
            <text:p>00:46:33.30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[.A55]*[.A55]*[.$F$1]" office:value-type="float" office:value="9156.24">
            <text:p>9156.24</text:p>
          </table:table-cell>
          <table:table-cell office:value-type="time" office:time-value="PT00H48M54.87S">
            <text:p>00:48:54.8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[.A56]*[.A56]*[.$F$1]" office:value-type="float" office:value="9498.5">
            <text:p>9498.5</text:p>
          </table:table-cell>
          <table:table-cell office:value-type="time" office:time-value="PT00H51M36.86S">
            <text:p>00:51:36.86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[.A57]*[.A57]*[.$F$1]" office:value-type="float" office:value="9847.04">
            <text:p>9847.04</text:p>
          </table:table-cell>
          <table:table-cell office:value-type="time" office:time-value="PT00H54M04.51S">
            <text:p>00:54:04.51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formula="of:=[.A58]*[.A58]*[.$F$1]" office:value-type="float" office:value="10201.86">
            <text:p>10201.86</text:p>
          </table:table-cell>
          <table:table-cell office:value-type="time" office:time-value="PT00H56M51.51S">
            <text:p>00:56:51.51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[.A59]*[.A59]*[.$F$1]" office:value-type="float" office:value="10562.96">
            <text:p>10562.96</text:p>
          </table:table-cell>
          <table:table-cell office:value-type="time" office:time-value="PT00H59M29.99S">
            <text:p>00:59:29.9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[.A60]*[.A60]*[.$F$1]" office:value-type="float" office:value="10930.34">
            <text:p>10930.34</text:p>
          </table:table-cell>
          <table:table-cell office:value-type="time" office:time-value="PT01H02M24.99S">
            <text:p>01:02:24.9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[.A61]*[.A61]*[.$F$1]" office:value-type="float" office:value="11304">
            <text:p>11304</text:p>
          </table:table-cell>
          <table:table-cell office:value-type="time" office:time-value="PT01H05M35.05S">
            <text:p>01:05:35.05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[.A62]*[.A62]*[.$F$1]" office:value-type="float" office:value="11683.94">
            <text:p>11683.94</text:p>
          </table:table-cell>
          <table:table-cell office:value-type="time" office:time-value="PT01H08M35.09S">
            <text:p>01:08:35.09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[.A63]*[.A63]*[.$F$1]" office:value-type="float" office:value="12070.16">
            <text:p>12070.16</text:p>
          </table:table-cell>
          <table:table-cell office:value-type="time" office:time-value="PT01H11M54.31S">
            <text:p>01:11:54.3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[.A64]*[.A64]*[.$F$1]" office:value-type="float" office:value="12462.66">
            <text:p>12462.66</text:p>
          </table:table-cell>
          <table:table-cell office:value-type="time" office:time-value="PT01H16M25.39S">
            <text:p>01:16:25.39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[.A65]*[.A65]*[.$F$1]" office:value-type="float" office:value="12861.44">
            <text:p>12861.44</text:p>
          </table:table-cell>
          <table:table-cell office:value-type="time" office:time-value="PT01H20M00.63S">
            <text:p>01:20:00.63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[.A66]*[.A66]*[.$F$1]" office:value-type="float" office:value="13266.5">
            <text:p>13266.5</text:p>
          </table:table-cell>
          <table:table-cell office:value-type="time" office:time-value="PT01H23M23.7S">
            <text:p>01:23:23.7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[.A67]*[.A67]*[.$F$1]" office:value-type="float" office:value="13677.84">
            <text:p>13677.84</text:p>
          </table:table-cell>
          <table:table-cell office:value-type="time" office:time-value="PT01H27M31.41S">
            <text:p>01:27:31.41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[.A68]*[.A68]*[.$F$1]" office:value-type="float" office:value="14095.46">
            <text:p>14095.46</text:p>
          </table:table-cell>
          <table:table-cell office:value-type="time" office:time-value="PT01H31M20.59S">
            <text:p>01:31:20.59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[.A69]*[.A69]*[.$F$1]" office:value-type="float" office:value="14519.36">
            <text:p>14519.36</text:p>
          </table:table-cell>
          <table:table-cell office:value-type="time" office:time-value="PT01H35M14.95S">
            <text:p>01:35:14.95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[.A70]*[.A70]*[.$F$1]" office:value-type="float" office:value="14949.54">
            <text:p>14949.54</text:p>
          </table:table-cell>
          <table:table-cell office:value-type="time" office:time-value="PT01H39M20.32S">
            <text:p>01:39:20.32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[.A71]*[.A71]*[.$F$1]" office:value-type="float" office:value="15386">
            <text:p>15386</text:p>
          </table:table-cell>
          <table:table-cell office:value-type="time" office:time-value="PT01H43M53.53S">
            <text:p>01:43:53.53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[.A72]*[.A72]*[.$F$1]" office:value-type="float" office:value="15828.74">
            <text:p>15828.74</text:p>
          </table:table-cell>
          <table:table-cell office:value-type="time" office:time-value="PT01H48M04.59S">
            <text:p>01:48:04.5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[.A73]*[.A73]*[.$F$1]" office:value-type="float" office:value="16277.76">
            <text:p>16277.76</text:p>
          </table:table-cell>
          <table:table-cell office:value-type="time" office:time-value="PT01H53M09.73S">
            <text:p>01:53:09.7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[.A74]*[.A74]*[.$F$1]" office:value-type="float" office:value="16733.06">
            <text:p>16733.06</text:p>
          </table:table-cell>
          <table:table-cell office:value-type="time" office:time-value="PT01H57M11.87S">
            <text:p>01:57:11.87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[.A75]*[.A75]*[.$F$1]" office:value-type="float" office:value="17194.64">
            <text:p>17194.64</text:p>
          </table:table-cell>
          <table:table-cell office:value-type="time" office:time-value="PT02H02M06.87S">
            <text:p>02:02:06.87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[.A76]*[.A76]*[.$F$1]" office:value-type="float" office:value="17662.5">
            <text:p>17662.5</text:p>
          </table:table-cell>
          <table:table-cell office:value-type="time" office:time-value="PT02H08M32.64S">
            <text:p>02:08:32.64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[.A77]*[.A77]*[.$F$1]" office:value-type="float" office:value="18136.64">
            <text:p>18136.64</text:p>
          </table:table-cell>
          <table:table-cell office:value-type="time" office:time-value="PT02H14M08.84S">
            <text:p>02:14:08.84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[.A78]*[.A78]*[.$F$1]" office:value-type="float" office:value="18617.06">
            <text:p>18617.06</text:p>
          </table:table-cell>
          <table:table-cell office:value-type="time" office:time-value="PT02H18M55.8S">
            <text:p>02:18:55.80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[.A79]*[.A79]*[.$F$1]" office:value-type="float" office:value="19103.76">
            <text:p>19103.76</text:p>
          </table:table-cell>
          <table:table-cell office:value-type="time" office:time-value="PT02H26M24.25S">
            <text:p>02:26:24.25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[.A80]*[.A80]*[.$F$1]" office:value-type="float" office:value="19596.74">
            <text:p>19596.74</text:p>
          </table:table-cell>
          <table:table-cell office:value-type="time" office:time-value="PT02H32M06.28S">
            <text:p>02:32:06.28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[.A81]*[.A81]*[.$F$1]" office:value-type="float" office:value="20096">
            <text:p>20096</text:p>
          </table:table-cell>
          <table:table-cell office:value-type="time" office:time-value="PT02H38M01.29S">
            <text:p>02:38:01.29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[.A82]*[.A82]*[.$F$1]" office:value-type="float" office:value="20601.54">
            <text:p>20601.54</text:p>
          </table:table-cell>
          <table:table-cell office:value-type="time" office:time-value="PT02H44M14.43S">
            <text:p>02:44:14.43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[.A83]*[.A83]*[.$F$1]" office:value-type="float" office:value="21113.36">
            <text:p>21113.36</text:p>
          </table:table-cell>
          <table:table-cell office:value-type="time" office:time-value="PT02H50M49.21S">
            <text:p>02:50:49.21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[.A84]*[.A84]*[.$F$1]" office:value-type="float" office:value="21631.46">
            <text:p>21631.46</text:p>
          </table:table-cell>
          <table:table-cell office:value-type="time" office:time-value="PT02H56M40.42S">
            <text:p>02:56:40.42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[.A85]*[.A85]*[.$F$1]" office:value-type="float" office:value="22155.84">
            <text:p>22155.84</text:p>
          </table:table-cell>
          <table:table-cell office:value-type="time" office:time-value="PT03H03M37.05S">
            <text:p>03:03:37.05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[.A86]*[.A86]*[.$F$1]" office:value-type="float" office:value="22686.5">
            <text:p>22686.5</text:p>
          </table:table-cell>
          <table:table-cell office:value-type="time" office:time-value="PT03H09M59.15S">
            <text:p>03:09:59.1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[.A87]*[.A87]*[.$F$1]" office:value-type="float" office:value="23223.44">
            <text:p>23223.44</text:p>
          </table:table-cell>
          <table:table-cell office:value-type="time" office:time-value="PT03H17M20.83S">
            <text:p>03:17:20.8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[.A88]*[.A88]*[.$F$1]" office:value-type="float" office:value="23766.66">
            <text:p>23766.66</text:p>
          </table:table-cell>
          <table:table-cell office:value-type="time" office:time-value="PT03H23M51.74S">
            <text:p>03:23:51.7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[.A89]*[.A89]*[.$F$1]" office:value-type="float" office:value="24316.16">
            <text:p>24316.16</text:p>
          </table:table-cell>
          <table:table-cell office:value-type="time" office:time-value="PT03H31M22.56S">
            <text:p>03:31:22.56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[.A90]*[.A90]*[.$F$1]" office:value-type="float" office:value="24871.94">
            <text:p>24871.94</text:p>
          </table:table-cell>
          <table:table-cell office:value-type="time" office:time-value="PT03H38M41.61S">
            <text:p>03:38:41.61</text:p>
          </table:table-cell>
          <table:table-cell/>
          <table:table-cell>
            <draw:frame table:end-cell-address="Sheet2.L114" table:end-x="0.3035in" table:end-y="0.1161in" draw:z-index="0" draw:style-name="gr1" svg:width="5.974in" svg:height="4.3563in" svg:x="0.5528in" svg:y="0.0106in">
              <draw:object draw:notify-on-update-of-ranges="Sheet2.A2:Sheet2.A101 Sheet2.C1:Sheet2.C1 Sheet2.C2:Sheet2.C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A91]*[.A91]*[.$F$1]" office:value-type="float" office:value="25434">
            <text:p>25434</text:p>
          </table:table-cell>
          <table:table-cell office:value-type="time" office:time-value="PT03H46M23.67S">
            <text:p>03:46:23.67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[.A92]*[.A92]*[.$F$1]" office:value-type="float" office:value="26002.34">
            <text:p>26002.34</text:p>
          </table:table-cell>
          <table:table-cell office:value-type="time" office:time-value="PT03H54M31.93S">
            <text:p>03:54:31.93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[.A93]*[.A93]*[.$F$1]" office:value-type="float" office:value="26576.96">
            <text:p>26576.96</text:p>
          </table:table-cell>
          <table:table-cell office:value-type="time" office:time-value="PT04H02M14.89S">
            <text:p>04:02:14.8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[.A94]*[.A94]*[.$F$1]" office:value-type="float" office:value="27157.86">
            <text:p>27157.86</text:p>
          </table:table-cell>
          <table:table-cell office:value-type="time" office:time-value="PT04H10M53.66S">
            <text:p>04:10:53.66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[.A95]*[.A95]*[.$F$1]" office:value-type="float" office:value="27745.04">
            <text:p>27745.04</text:p>
          </table:table-cell>
          <table:table-cell office:value-type="time" office:time-value="PT04H19M03.68S">
            <text:p>04:19:03.68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[.A96]*[.A96]*[.$F$1]" office:value-type="float" office:value="28338.5">
            <text:p>28338.5</text:p>
          </table:table-cell>
          <table:table-cell office:value-type="time" office:time-value="PT04H27M50.43S">
            <text:p>04:27:50.43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[.A97]*[.A97]*[.$F$1]" office:value-type="float" office:value="28938.24">
            <text:p>28938.24</text:p>
          </table:table-cell>
          <table:table-cell office:value-type="time" office:time-value="PT04H36M31.76S">
            <text:p>04:36:31.76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[.A98]*[.A98]*[.$F$1]" office:value-type="float" office:value="29544.26">
            <text:p>29544.26</text:p>
          </table:table-cell>
          <table:table-cell office:value-type="time" office:time-value="PT04H48M08.74S">
            <text:p>04:48:08.74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[.A99]*[.A99]*[.$F$1]" office:value-type="float" office:value="30156.56">
            <text:p>30156.56</text:p>
          </table:table-cell>
          <table:table-cell office:value-type="time" office:time-value="PT04H57M07.23S">
            <text:p>04:57:07.2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[.A100]*[.A100]*[.$F$1]" office:value-type="float" office:value="30775.14">
            <text:p>30775.14</text:p>
          </table:table-cell>
          <table:table-cell office:value-type="time" office:time-value="PT05H06M41.02S">
            <text:p>05:06:41.02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A101]*[.A101]*[.$F$1]" office:value-type="float" office:value="31400">
            <text:p>31400</text:p>
          </table:table-cell>
          <table:table-cell office:value-type="time" office:time-value="PT05H15M56.71S">
            <text:p>05:15:56.71</text:p>
          </table:table-cell>
          <table:table-cell table:number-columns-repeated="3"/>
        </table:table-row>
        <table:table-row table:style-name="ro1" table:number-rows-repeated="1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>
            <draw:frame table:end-cell-address="Sheet2.L139" table:end-x="0.0327in" table:end-y="0.0941in" draw:z-index="1" draw:style-name="gr1" svg:width="5.7697in" svg:height="4.3717in" svg:x="0.5232in" svg:y="0.2421in">
              <draw:object draw:notify-on-update-of-ranges="Sheet2.B2:Sheet2.B101 Sheet2.C1:Sheet2.C1 Sheet2.C2:Sheet2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seconds number:style="long"/>
      <number:text>.</number:text>
      <number:seconds number:style="long"/>
      <number:seconds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9/10/2013</text:date>, <text:time>19:3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usselman</meta:initial-creator>
    <meta:creation-date>2011-11-28T11:09:43</meta:creation-date>
    <dc:date>2013-09-10T19:33:55</dc:date>
    <meta:editing-duration>PT4H20S</meta:editing-duration>
    <meta:editing-cycles>6</meta:editing-cycles>
    <meta:generator>LibreOffice/3.4$Unix LibreOffice_project/340m1$Build-402</meta:generator>
    <meta:document-statistic meta:table-count="3" meta:cell-count="3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6">
      <style:chart-properties chart:symbol-type="named-symbol" chart:symbol-name="square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75cm" svg:height="11.066cm" xlink:href=".." xlink:type="simple" chart:class="chart:scatter" chart:style-name="ch1">
        <chart:title svg:x="4.884cm" svg:y="0.357cm" chart:style-name="ch2">
          <text:p>Execution Time Vs Radius</text:p>
        </chart:title>
        <chart:plot-area chart:style-name="ch3" table:cell-range-address="Sheet2.A2:Sheet2.A101 Sheet2.C1:Sheet2.C101" chart:data-source-has-labels="both" svg:x="1.314cm" svg:y="1.799cm" svg:width="13.255cm" svg:height="8.065cm">
          <chartooo:coordinate-region svg:x="3.073cm" svg:y="1.959cm" svg:width="11.257cm" svg:height="7.337cm"/>
          <chart:axis chart:dimension="x" chart:name="primary-x" chart:style-name="ch4" chartooo:axis-type="auto">
            <chart:title svg:x="6.839cm" svg:y="10.085cm" chart:style-name="ch5">
              <text:p>Radius (Miles)</text:p>
            </chart:title>
            <chart:categories table:cell-range-address="Sheet2.A2:Sheet2.A101"/>
          </chart:axis>
          <chart:axis chart:dimension="y" chart:name="primary-y" chart:style-name="ch6">
            <chart:title svg:x="0.451cm" svg:y="7cm" chart:style-name="ch7">
              <text:p>Execution Time</text:p>
            </chart:title>
            <chart:grid chart:style-name="ch8" chart:class="major"/>
          </chart:axis>
          <chart:series chart:style-name="ch9" chart:values-cell-range-address="Sheet2.C2:Sheet2.C101" chart:label-cell-address="Sheet2.C1:Sheet2.C1" chart:class="chart:scatter">
            <chart:domain table:cell-range-address="Sheet2.A2:Sheet2.A101"/>
            <chart:data-point chart:repeated="73"/>
            <chart:data-point chart:style-name="ch10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:Sheet2.A101</svg:desc>
                </draw:g>
              </table:table-cell>
              <table:table-cell office:value-type="float" office:value="0.000194212962962963">
                <text:p>0.000194212962962963</text:p>
                <draw:g>
                  <svg:desc>Sheet2.C2:Sheet2.C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199305555555556">
                <text:p>0.0001993055555555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210069444444444">
                <text:p>0.0002100694444444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229398148148148">
                <text:p>0.00022939814814814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252662037037037">
                <text:p>0.00025266203703703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290277777777778">
                <text:p>0.0002902777777777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329282407407407">
                <text:p>0.0003292824074074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380208333333333">
                <text:p>0.000380208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447685185185185">
                <text:p>0.0004476851851851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517708333333333">
                <text:p>0.00051770833333333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609027777777778">
                <text:p>0.0006090277777777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711689814814815">
                <text:p>0.0007116898148148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82962962962963">
                <text:p>0.0008296296296296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955671296296296">
                <text:p>0.00095567129629629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110520833333333">
                <text:p>0.001105208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484375">
                <text:p>0.0014843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678125">
                <text:p>0.00167812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222384259259259">
                <text:p>0.002223842592592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246342592592593">
                <text:p>0.002463425925925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71053240740741">
                <text:p>0.0027105324074074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3284375">
                <text:p>0.0032843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361388888888889">
                <text:p>0.003613888888888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97638888888889">
                <text:p>0.0039763888888888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432615740740741">
                <text:p>0.0043261574074074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478564814814815">
                <text:p>0.0047856481481481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518680555555556">
                <text:p>0.0051868055555555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56625">
                <text:p>0.005662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613877314814815">
                <text:p>0.006138773148148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665856481481482">
                <text:p>0.006658564814814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766944444444444">
                <text:p>0.007669444444444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824918981481481">
                <text:p>0.0082491898148148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894710648148148">
                <text:p>0.008947106481481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955856481481481">
                <text:p>0.0095585648148148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102543981481481">
                <text:p>0.010254398148148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110078703703704">
                <text:p>0.011007870370370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118050925925926">
                <text:p>0.011805092592592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126364583333333">
                <text:p>0.012636458333333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35465277777778">
                <text:p>0.0135465277777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52268518518519">
                <text:p>0.015226851851851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161862268518519">
                <text:p>0.016186226851851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172305555555556">
                <text:p>0.017230555555555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183165509259259">
                <text:p>0.018316550925925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194364583333333">
                <text:p>0.01943645833333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206424768518519">
                <text:p>0.020642476851851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219114583333333">
                <text:p>0.021911458333333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232362268518519">
                <text:p>0.023236226851851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247040509259259">
                <text:p>0.024704050925925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261646990740741">
                <text:p>0.02616469907407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75527777777778">
                <text:p>0.027552777777777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290978009259259">
                <text:p>0.029097800925925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306483796296296">
                <text:p>0.030648379629629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323298611111111">
                <text:p>0.032329861111111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339684027777778">
                <text:p>0.033968402777777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35843287037037">
                <text:p>0.0358432870370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375521990740741">
                <text:p>0.037552199074074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394850694444444">
                <text:p>0.039485069444444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413193287037037">
                <text:p>0.041319328703703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433447916666667">
                <text:p>0.0433447916666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455445601851852">
                <text:p>0.045544560185185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476283564814815">
                <text:p>0.047628356481481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499341435185185">
                <text:p>0.049934143518518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530716435185185">
                <text:p>0.053071643518518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55628472222222">
                <text:p>0.055562847222222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579131944444444">
                <text:p>0.057913194444444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607802083333333">
                <text:p>0.060780208333333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634327546296296">
                <text:p>0.063432754629629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661452546296296">
                <text:p>0.06614525462962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689851851851852">
                <text:p>0.06898518518518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2147337962963">
                <text:p>0.07214733796296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75053125">
                <text:p>0.075053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78584837962963">
                <text:p>0.07858483796296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813873842592592">
                <text:p>0.081387384259259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848017361111111">
                <text:p>0.084801736111111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892666666666667">
                <text:p>0.08926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931578703703704">
                <text:p>0.093157870370370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964791666666667">
                <text:p>0.096479166666666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101669560185185">
                <text:p>0.10166956018518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105628240740741">
                <text:p>0.1056282407407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09737152777778">
                <text:p>0.10973715277777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114055902777778">
                <text:p>0.11405590277777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118625115740741">
                <text:p>0.11862511574074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122690046296296">
                <text:p>0.12269004629629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127512152777778">
                <text:p>0.12751215277777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131934606481482">
                <text:p>0.13193460648148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137046643518519">
                <text:p>0.13704664351851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41571064814815">
                <text:p>0.14157106481481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146788888888889">
                <text:p>0.14678888888888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151870486111111">
                <text:p>0.1518704861111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57218402777778">
                <text:p>0.15721840277777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162869560185185">
                <text:p>0.16286956018518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168227893518519">
                <text:p>0.16822789351851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174232175925926">
                <text:p>0.17423217592592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179903703703704">
                <text:p>0.17990370370370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186000347222222">
                <text:p>0.18600034722222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192034259259259">
                <text:p>0.19203425925925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200101157407407">
                <text:p>0.20010115740740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206333680555556">
                <text:p>0.20633368055555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212974768518518">
                <text:p>0.2129747685185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19406365740741">
                <text:p>0.219406365740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6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4.656cm" svg:height="11.105cm" xlink:href=".." xlink:type="simple" chart:class="chart:scatter" chart:style-name="ch1">
        <chart:title svg:x="4.85cm" svg:y="0.358cm" chart:style-name="ch2">
          <text:p>Execution Time Vs Area</text:p>
        </chart:title>
        <chart:plot-area chart:style-name="ch3" table:cell-range-address="Sheet2.B2:Sheet2.C101 Sheet2.C1:Sheet2.C1" chart:data-source-has-labels="row" svg:x="0.801cm" svg:y="0.904cm" svg:width="13.274cm" svg:height="9.075cm">
          <chartooo:coordinate-region svg:x="2.56cm" svg:y="1.064cm" svg:width="11.117cm" svg:height="8.347cm"/>
          <chart:axis chart:dimension="x" chart:name="primary-x" chart:style-name="ch4">
            <chart:title svg:x="5.939cm" svg:y="10.201cm" chart:style-name="ch5">
              <text:p>Area (Square Miles)</text:p>
            </chart:title>
          </chart:axis>
          <chart:axis chart:dimension="y" chart:name="primary-y" chart:style-name="ch6">
            <chart:title svg:x="0cm" svg:y="6.702cm" chart:style-name="ch7">
              <text:p>Execuation Time</text:p>
            </chart:title>
            <chart:grid chart:style-name="ch8" chart:class="major"/>
          </chart:axis>
          <chart:series chart:style-name="ch9" chart:values-cell-range-address="Sheet2.C2:Sheet2.C101" chart:label-cell-address="Sheet2.C1:Sheet2.C1" chart:class="chart:scatter">
            <chart:domain table:cell-range-address="Sheet2.B2:Sheet2.B101"/>
            <chart:data-point chart:repeated="100"/>
          </chart:series>
          <chart:wall chart:style-name="ch10"/>
          <chart:floor chart:style-name="ch11"/>
        </chart:plot-area>
        <draw:frame draw:style-name="gr1" draw:text-style-name="P1" svg:width="0cm" svg:height="0cm" svg:x="0cm" svg:y="0cm">
          <draw:image xlink:href="Pictures/10000000000002150000018E04254464.png" xlink:type="simple" xlink:show="embed" xlink:actuate="onLoad">
            <text:p/>
          </draw:image>
        </draw:frame>
        <draw:frame draw:style-name="gr1" draw:text-style-name="P1" svg:width="0cm" svg:height="0cm" svg:x="0cm" svg:y="0cm">
          <draw:image xlink:href="Pictures/10000000000002150000018E04254464.png" xlink:type="simple" xlink:show="embed" xlink:actuate="onLoad">
            <text:p/>
          </draw:image>
        </draw:frame>
        <draw:frame draw:style-name="gr1" draw:text-style-name="P1" svg:width="0cm" svg:height="0cm" svg:x="0cm" svg:y="0cm">
          <draw:image xlink:href="Pictures/10000000000002150000018E04254464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ser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4">
                <text:p>3.14</text:p>
                <draw:g>
                  <svg:desc>Sheet2.B2:Sheet2.B101</svg:desc>
                </draw:g>
              </table:table-cell>
              <table:table-cell office:value-type="float" office:value="0.000194212962962963">
                <text:p>0.000194212962962963</text:p>
                <draw:g>
                  <svg:desc>Sheet2.C2:Sheet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">
                <text:p>12.56</text:p>
              </table:table-cell>
              <table:table-cell office:value-type="float" office:value="0.000199305555555556">
                <text:p>0.00019930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26">
                <text:p>28.26</text:p>
              </table:table-cell>
              <table:table-cell office:value-type="float" office:value="0.000210069444444444">
                <text:p>0.000210069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24">
                <text:p>50.24</text:p>
              </table:table-cell>
              <table:table-cell office:value-type="float" office:value="0.000229398148148148">
                <text:p>0.000229398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.5">
                <text:p>78.5</text:p>
              </table:table-cell>
              <table:table-cell office:value-type="float" office:value="0.000252662037037037">
                <text:p>0.00025266203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.04">
                <text:p>113.04</text:p>
              </table:table-cell>
              <table:table-cell office:value-type="float" office:value="0.000290277777777778">
                <text:p>0.0002902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.86">
                <text:p>153.86</text:p>
              </table:table-cell>
              <table:table-cell office:value-type="float" office:value="0.000329282407407407">
                <text:p>0.000329282407407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.96">
                <text:p>200.96</text:p>
              </table:table-cell>
              <table:table-cell office:value-type="float" office:value="0.000380208333333333">
                <text:p>0.000380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.34">
                <text:p>254.34</text:p>
              </table:table-cell>
              <table:table-cell office:value-type="float" office:value="0.000447685185185185">
                <text:p>0.000447685185185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4">
                <text:p>314</text:p>
              </table:table-cell>
              <table:table-cell office:value-type="float" office:value="0.000517708333333333">
                <text:p>0.00051770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9.94">
                <text:p>379.94</text:p>
              </table:table-cell>
              <table:table-cell office:value-type="float" office:value="0.000609027777777778">
                <text:p>0.00060902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.16">
                <text:p>452.16</text:p>
              </table:table-cell>
              <table:table-cell office:value-type="float" office:value="0.000711689814814815">
                <text:p>0.000711689814814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0.66">
                <text:p>530.66</text:p>
              </table:table-cell>
              <table:table-cell office:value-type="float" office:value="0.00082962962962963">
                <text:p>0.00082962962962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5.44">
                <text:p>615.44</text:p>
              </table:table-cell>
              <table:table-cell office:value-type="float" office:value="0.000955671296296296">
                <text:p>0.000955671296296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6.5">
                <text:p>706.5</text:p>
              </table:table-cell>
              <table:table-cell office:value-type="float" office:value="0.00110520833333333">
                <text:p>0.001105208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3.84">
                <text:p>803.84</text:p>
              </table:table-cell>
              <table:table-cell office:value-type="float" office:value="0.001484375">
                <text:p>0.0014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7.46">
                <text:p>907.46</text:p>
              </table:table-cell>
              <table:table-cell office:value-type="float" office:value="0.001678125">
                <text:p>0.0016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7.36">
                <text:p>1017.36</text:p>
              </table:table-cell>
              <table:table-cell office:value-type="float" office:value="0.00222384259259259">
                <text:p>0.00222384259259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3.54">
                <text:p>1133.54</text:p>
              </table:table-cell>
              <table:table-cell office:value-type="float" office:value="0.00246342592592593">
                <text:p>0.00246342592592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6">
                <text:p>1256</text:p>
              </table:table-cell>
              <table:table-cell office:value-type="float" office:value="0.00271053240740741">
                <text:p>0.002710532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4.74">
                <text:p>1384.7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9.76">
                <text:p>1519.76</text:p>
              </table:table-cell>
              <table:table-cell office:value-type="float" office:value="0.003284375">
                <text:p>0.0032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1.06">
                <text:p>1661.06</text:p>
              </table:table-cell>
              <table:table-cell office:value-type="float" office:value="0.00361388888888889">
                <text:p>0.0036138888888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8.64">
                <text:p>1808.64</text:p>
              </table:table-cell>
              <table:table-cell office:value-type="float" office:value="0.00397638888888889">
                <text:p>0.0039763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2.5">
                <text:p>1962.5</text:p>
              </table:table-cell>
              <table:table-cell office:value-type="float" office:value="0.00432615740740741">
                <text:p>0.00432615740740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22.64">
                <text:p>2122.64</text:p>
              </table:table-cell>
              <table:table-cell office:value-type="float" office:value="0.00478564814814815">
                <text:p>0.00478564814814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89.06">
                <text:p>2289.06</text:p>
              </table:table-cell>
              <table:table-cell office:value-type="float" office:value="0.00518680555555556">
                <text:p>0.00518680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61.76">
                <text:p>2461.76</text:p>
              </table:table-cell>
              <table:table-cell office:value-type="float" office:value="0.0056625">
                <text:p>0.0056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0.74">
                <text:p>2640.74</text:p>
              </table:table-cell>
              <table:table-cell office:value-type="float" office:value="0.00613877314814815">
                <text:p>0.00613877314814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6">
                <text:p>2826</text:p>
              </table:table-cell>
              <table:table-cell office:value-type="float" office:value="0.00665856481481482">
                <text:p>0.00665856481481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7.54">
                <text:p>3017.54</text:p>
              </table:table-cell>
              <table:table-cell office:value-type="float" office:value="0.00766944444444444">
                <text:p>0.007669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15.36">
                <text:p>3215.36</text:p>
              </table:table-cell>
              <table:table-cell office:value-type="float" office:value="0.00824918981481481">
                <text:p>0.00824918981481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19.46">
                <text:p>3419.46</text:p>
              </table:table-cell>
              <table:table-cell office:value-type="float" office:value="0.00894710648148148">
                <text:p>0.00894710648148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29.84">
                <text:p>3629.84</text:p>
              </table:table-cell>
              <table:table-cell office:value-type="float" office:value="0.00955856481481481">
                <text:p>0.00955856481481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46.5">
                <text:p>3846.5</text:p>
              </table:table-cell>
              <table:table-cell office:value-type="float" office:value="0.0102543981481481">
                <text:p>0.0102543981481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69.44">
                <text:p>4069.44</text:p>
              </table:table-cell>
              <table:table-cell office:value-type="float" office:value="0.0110078703703704">
                <text:p>0.01100787037037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98.66">
                <text:p>4298.66</text:p>
              </table:table-cell>
              <table:table-cell office:value-type="float" office:value="0.0118050925925926">
                <text:p>0.0118050925925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34.16">
                <text:p>4534.16</text:p>
              </table:table-cell>
              <table:table-cell office:value-type="float" office:value="0.0126364583333333">
                <text:p>0.012636458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75.94">
                <text:p>4775.94</text:p>
              </table:table-cell>
              <table:table-cell office:value-type="float" office:value="0.0135465277777778">
                <text:p>0.01354652777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24">
                <text:p>5024</text:p>
              </table:table-cell>
              <table:table-cell office:value-type="float" office:value="0.0152268518518519">
                <text:p>0.0152268518518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78.34">
                <text:p>5278.34</text:p>
              </table:table-cell>
              <table:table-cell office:value-type="float" office:value="0.0161862268518519">
                <text:p>0.0161862268518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38.96">
                <text:p>5538.96</text:p>
              </table:table-cell>
              <table:table-cell office:value-type="float" office:value="0.0172305555555556">
                <text:p>0.01723055555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05.86">
                <text:p>5805.86</text:p>
              </table:table-cell>
              <table:table-cell office:value-type="float" office:value="0.0183165509259259">
                <text:p>0.0183165509259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79.04">
                <text:p>6079.04</text:p>
              </table:table-cell>
              <table:table-cell office:value-type="float" office:value="0.0194364583333333">
                <text:p>0.01943645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58.5">
                <text:p>6358.5</text:p>
              </table:table-cell>
              <table:table-cell office:value-type="float" office:value="0.0206424768518519">
                <text:p>0.02064247685185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44.24">
                <text:p>6644.24</text:p>
              </table:table-cell>
              <table:table-cell office:value-type="float" office:value="0.0219114583333333">
                <text:p>0.021911458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36.26">
                <text:p>6936.26</text:p>
              </table:table-cell>
              <table:table-cell office:value-type="float" office:value="0.0232362268518519">
                <text:p>0.0232362268518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34.56">
                <text:p>7234.56</text:p>
              </table:table-cell>
              <table:table-cell office:value-type="float" office:value="0.0247040509259259">
                <text:p>0.0247040509259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39.14">
                <text:p>7539.14</text:p>
              </table:table-cell>
              <table:table-cell office:value-type="float" office:value="0.0261646990740741">
                <text:p>0.0261646990740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50">
                <text:p>7850</text:p>
              </table:table-cell>
              <table:table-cell office:value-type="float" office:value="0.0275527777777778">
                <text:p>0.0275527777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67.14">
                <text:p>8167.14</text:p>
              </table:table-cell>
              <table:table-cell office:value-type="float" office:value="0.0290978009259259">
                <text:p>0.0290978009259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90.56">
                <text:p>8490.56</text:p>
              </table:table-cell>
              <table:table-cell office:value-type="float" office:value="0.0306483796296296">
                <text:p>0.0306483796296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20.26">
                <text:p>8820.26</text:p>
              </table:table-cell>
              <table:table-cell office:value-type="float" office:value="0.0323298611111111">
                <text:p>0.0323298611111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56.24">
                <text:p>9156.24</text:p>
              </table:table-cell>
              <table:table-cell office:value-type="float" office:value="0.0339684027777778">
                <text:p>0.033968402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98.5">
                <text:p>9498.5</text:p>
              </table:table-cell>
              <table:table-cell office:value-type="float" office:value="0.035843287037037">
                <text:p>0.035843287037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47.04">
                <text:p>9847.04</text:p>
              </table:table-cell>
              <table:table-cell office:value-type="float" office:value="0.0375521990740741">
                <text:p>0.03755219907407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01.86">
                <text:p>10201.86</text:p>
              </table:table-cell>
              <table:table-cell office:value-type="float" office:value="0.0394850694444444">
                <text:p>0.0394850694444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62.96">
                <text:p>10562.96</text:p>
              </table:table-cell>
              <table:table-cell office:value-type="float" office:value="0.0413193287037037">
                <text:p>0.0413193287037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930.34">
                <text:p>10930.34</text:p>
              </table:table-cell>
              <table:table-cell office:value-type="float" office:value="0.0433447916666667">
                <text:p>0.043344791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304">
                <text:p>11304</text:p>
              </table:table-cell>
              <table:table-cell office:value-type="float" office:value="0.0455445601851852">
                <text:p>0.0455445601851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683.94">
                <text:p>11683.94</text:p>
              </table:table-cell>
              <table:table-cell office:value-type="float" office:value="0.0476283564814815">
                <text:p>0.0476283564814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070.16">
                <text:p>12070.16</text:p>
              </table:table-cell>
              <table:table-cell office:value-type="float" office:value="0.0499341435185185">
                <text:p>0.0499341435185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62.66">
                <text:p>12462.66</text:p>
              </table:table-cell>
              <table:table-cell office:value-type="float" office:value="0.0530716435185185">
                <text:p>0.0530716435185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61.44">
                <text:p>12861.44</text:p>
              </table:table-cell>
              <table:table-cell office:value-type="float" office:value="0.0555628472222222">
                <text:p>0.0555628472222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66.5">
                <text:p>13266.5</text:p>
              </table:table-cell>
              <table:table-cell office:value-type="float" office:value="0.0579131944444444">
                <text:p>0.05791319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77.84">
                <text:p>13677.84</text:p>
              </table:table-cell>
              <table:table-cell office:value-type="float" office:value="0.0607802083333333">
                <text:p>0.060780208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95.46">
                <text:p>14095.46</text:p>
              </table:table-cell>
              <table:table-cell office:value-type="float" office:value="0.0634327546296296">
                <text:p>0.0634327546296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519.36">
                <text:p>14519.36</text:p>
              </table:table-cell>
              <table:table-cell office:value-type="float" office:value="0.0661452546296296">
                <text:p>0.06614525462962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49.54">
                <text:p>14949.54</text:p>
              </table:table-cell>
              <table:table-cell office:value-type="float" office:value="0.0689851851851852">
                <text:p>0.0689851851851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386">
                <text:p>15386</text:p>
              </table:table-cell>
              <table:table-cell office:value-type="float" office:value="0.072147337962963">
                <text:p>0.072147337962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828.74">
                <text:p>15828.74</text:p>
              </table:table-cell>
              <table:table-cell office:value-type="float" office:value="0.075053125">
                <text:p>0.07505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77.76">
                <text:p>16277.76</text:p>
              </table:table-cell>
              <table:table-cell office:value-type="float" office:value="0.078584837962963">
                <text:p>0.078584837962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733.06">
                <text:p>16733.06</text:p>
              </table:table-cell>
              <table:table-cell office:value-type="float" office:value="0.0813873842592592">
                <text:p>0.08138738425925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194.64">
                <text:p>17194.64</text:p>
              </table:table-cell>
              <table:table-cell office:value-type="float" office:value="0.0848017361111111">
                <text:p>0.0848017361111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662.5">
                <text:p>17662.5</text:p>
              </table:table-cell>
              <table:table-cell office:value-type="float" office:value="0.0892666666666667">
                <text:p>0.0892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136.64">
                <text:p>18136.64</text:p>
              </table:table-cell>
              <table:table-cell office:value-type="float" office:value="0.0931578703703704">
                <text:p>0.09315787037037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617.06">
                <text:p>18617.06</text:p>
              </table:table-cell>
              <table:table-cell office:value-type="float" office:value="0.0964791666666667">
                <text:p>0.0964791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103.76">
                <text:p>19103.76</text:p>
              </table:table-cell>
              <table:table-cell office:value-type="float" office:value="0.101669560185185">
                <text:p>0.101669560185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596.74">
                <text:p>19596.74</text:p>
              </table:table-cell>
              <table:table-cell office:value-type="float" office:value="0.105628240740741">
                <text:p>0.1056282407407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96">
                <text:p>20096</text:p>
              </table:table-cell>
              <table:table-cell office:value-type="float" office:value="0.109737152777778">
                <text:p>0.109737152777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601.54">
                <text:p>20601.54</text:p>
              </table:table-cell>
              <table:table-cell office:value-type="float" office:value="0.114055902777778">
                <text:p>0.114055902777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113.36">
                <text:p>21113.36</text:p>
              </table:table-cell>
              <table:table-cell office:value-type="float" office:value="0.118625115740741">
                <text:p>0.1186251157407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631.46">
                <text:p>21631.46</text:p>
              </table:table-cell>
              <table:table-cell office:value-type="float" office:value="0.122690046296296">
                <text:p>0.1226900462962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55.84">
                <text:p>22155.84</text:p>
              </table:table-cell>
              <table:table-cell office:value-type="float" office:value="0.127512152777778">
                <text:p>0.12751215277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686.5">
                <text:p>22686.5</text:p>
              </table:table-cell>
              <table:table-cell office:value-type="float" office:value="0.131934606481482">
                <text:p>0.1319346064814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223.44">
                <text:p>23223.44</text:p>
              </table:table-cell>
              <table:table-cell office:value-type="float" office:value="0.137046643518519">
                <text:p>0.1370466435185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766.66">
                <text:p>23766.66</text:p>
              </table:table-cell>
              <table:table-cell office:value-type="float" office:value="0.141571064814815">
                <text:p>0.141571064814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316.16">
                <text:p>24316.16</text:p>
              </table:table-cell>
              <table:table-cell office:value-type="float" office:value="0.146788888888889">
                <text:p>0.146788888888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871.94">
                <text:p>24871.94</text:p>
              </table:table-cell>
              <table:table-cell office:value-type="float" office:value="0.151870486111111">
                <text:p>0.151870486111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34">
                <text:p>25434</text:p>
              </table:table-cell>
              <table:table-cell office:value-type="float" office:value="0.157218402777778">
                <text:p>0.1572184027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002.34">
                <text:p>26002.34</text:p>
              </table:table-cell>
              <table:table-cell office:value-type="float" office:value="0.162869560185185">
                <text:p>0.162869560185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576.96">
                <text:p>26576.96</text:p>
              </table:table-cell>
              <table:table-cell office:value-type="float" office:value="0.168227893518519">
                <text:p>0.168227893518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157.86">
                <text:p>27157.86</text:p>
              </table:table-cell>
              <table:table-cell office:value-type="float" office:value="0.174232175925926">
                <text:p>0.1742321759259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745.04">
                <text:p>27745.04</text:p>
              </table:table-cell>
              <table:table-cell office:value-type="float" office:value="0.179903703703704">
                <text:p>0.1799037037037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38.5">
                <text:p>28338.5</text:p>
              </table:table-cell>
              <table:table-cell office:value-type="float" office:value="0.186000347222222">
                <text:p>0.186000347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938.24">
                <text:p>28938.24</text:p>
              </table:table-cell>
              <table:table-cell office:value-type="float" office:value="0.192034259259259">
                <text:p>0.1920342592592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544.26">
                <text:p>29544.26</text:p>
              </table:table-cell>
              <table:table-cell office:value-type="float" office:value="0.200101157407407">
                <text:p>0.200101157407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156.56">
                <text:p>30156.56</text:p>
              </table:table-cell>
              <table:table-cell office:value-type="float" office:value="0.206333680555556">
                <text:p>0.206333680555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75.14">
                <text:p>30775.14</text:p>
              </table:table-cell>
              <table:table-cell office:value-type="float" office:value="0.212974768518518">
                <text:p>0.2129747685185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00">
                <text:p>31400</text:p>
              </table:table-cell>
              <table:table-cell office:value-type="float" office:value="0.219406365740741">
                <text:p>0.219406365740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